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pity Mobile App</text:p>
      <text:p text:style-name="P1"/>
      <text:p text:style-name="P1">Here's how to use the Hapity Mobile App to automatically post your content to your website.</text:p>
      <text:p text:style-name="P1"/>
      <text:p text:style-name="P1">Firstly, install the Hapity Plugin on your content management system, such as WordPress, Drupal or Joomla. Guides on how to do this can be found on the Hapity Help page.</text:p>
      <text:p text:style-name="P1"/>
      <text:p text:style-name="P1">On your phone, open the Hapity App and you will see all of your existing broadcasts. To create a new broadcast, click the Video icon, enter a title for your broadcast, click Start and you are now broadcasting live. This broadcast will be automatically posted to your connected website.</text:p>
      <text:p text:style-name="P1"/>
      <text:p text:style-name="P1">When you stop broadcasting, the video will be listed on the App's History menu. It will also be automatically listed on your website.</text:p>
      <text:p text:style-name="P1"/>
      <text:p text:style-name="P1">If you wish to modify your broadcast, click the Edit icon, and you can make changes to various elements such as adding a new title, adding a description of the broadcast, changing the video or adding an image. After making the changes, click Update. The updates made to your broadcast in the Mobile App will be automatically applied to the broadcast on your website.</text:p>
      <text:p text:style-name="P1"/>
      <text:p text:style-name="P1">You can also create your own content. Maybe you'd like to add just an image to your website. Simply click on the Upload icon, enter a title, add a description if you wish, click the Picture upload option and select your image. When selected, click the Upload icon, and when the upload has finished your image will be listed on the Mobile App and also on your connected website.</text:p>
      <text:p text:style-name="P1"/>
      <text:p text:style-name="P1">You can also upload your own mobile video using the same content creation method as the image upload. Simply click the Upload icon, enter a title and description, click the Video upload option, select your video and click Upload. When the upload completes, your video will listed on both the Mobile App and on your connected website.</text:p>
      <text:p text:style-name="P1"/>
      <text:p text:style-name="P1">To delete any content, click the Delete Icon and the content will be deleted from both your mobile and your website.</text:p>
      <text:p text:style-name="P1"/>
      <text:p text:style-name="P1">You can also share any broadcast or item of content by clicking the Share icon, which will enable you to share via email or social media platform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ire Morgan Jones</meta:initial-creator>
    <meta:creation-date>2018-05-09T16:28:02</meta:creation-date>
    <dc:date>2018-07-23T16:18:57</dc:date>
    <dc:creator>Claire Morgan Jones</dc:creator>
    <meta:editing-duration>PT43M56S</meta:editing-duration>
    <meta:editing-cycles>4</meta:editing-cycles>
    <meta:generator>OpenOffice/4.1.2$Unix OpenOffice.org_project/412m3$Build-9782</meta:generator>
    <meta:document-statistic meta:table-count="0" meta:image-count="0" meta:object-count="0" meta:page-count="1" meta:paragraph-count="10" meta:word-count="359" meta:character-count="2034"/>
  </office:meta>
</office:document-meta>
</file>